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4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18d0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17"/>
      <text:p text:style-name="P17">Presentació assignatura</text:p>
      <text:p text:style-name="P19">Comentem web assignatura</text:p>
      <text:p text:style-name="P22">Activem el Classroom d'electricitat</text:p>
      <text:p text:style-name="P19"/>
      <text:p text:style-name="P21">Comencem amb apunts <text:a xlink:type="simple" xlink:href="https://paulinoposada.github.io/web_e/documents/apunts/unitat_1/e_apunts_ud_1_1_gs.pdf"><text:span text:style-name="T8">Unitat 1.1</text:span></text:a> – Introducció</text:p>
      <text:p text:style-name="P19">Comentem fins a 1.6 Mesurament de voltatge i corrent</text:p>
      <text:p text:style-name="P19"/>
      <text:p text:style-name="P19">Baixem al taller a desmuntar calaixos de les taules</text:p>
      <text:p text:style-name="P19"/>
      <text:p text:style-name="P2"/>
      <text:p text:style-name="P2">Dimecres<text:tab/>27/09/23</text:p>
      <text:p text:style-name="P23"><text:a xlink:type="simple" xlink:href="https://paulinoposada.github.io/web_e/documents/apunts/unitat_1/e_apunts_ud_1_1_gs.pdf">Unitat 1.1</text:a></text:p>
      <text:p text:style-name="P23">Comentem 1.7 Direcció convencional del corrent.</text:p>
      <text:p text:style-name="P23"/>
      <text:p text:style-name="P25"><text:a xlink:type="simple" xlink:href="https://paulinoposada.github.io/web_e/documents/apunts/unitat_1/e_apunts_ud_1_2_gs.pdf">Unitat 1.2</text:a></text:p>
      <text:p text:style-name="P23">Comentem</text:p>
      <text:p text:style-name="P47"><text:span text:style-name="T1">1.1 </text:span><text:span text:style-name="T6">Relación entre tensión, corriente y resistencia</text:span></text:p>
      <text:p text:style-name="P23">1.2 Exercicis 1.2-1 i 2</text:p>
      <text:p text:style-name="P23">1.3 Potència elèctrica</text:p>
      <text:p text:style-name="P23">1.5 Resistencias</text:p>
      <text:p text:style-name="P23"/>
      <text:p text:style-name="P23"/>
      <text:p text:style-name="P2">Dijous<text:tab/><text:tab/>28/09/23</text:p>
      <text:p text:style-name="P2"/>
      <text:p text:style-name="P24"><text:a xlink:type="simple" xlink:href="https://paulinoposada.github.io/web_e/documents/apunts/unitat_1/e_apunts_ud_1_2_gs.pdf">Unitat 1.2</text:a></text:p>
      <text:p text:style-name="P24">Comentem</text:p>
      <text:p text:style-name="P13"><text:span text:style-name="T3">1.</text:span><text:span text:style-name="T2">6 No linearittat de la resistència</text:span></text:p>
      <text:p text:style-name="P29">1.7 El cablejat del circuit</text:p>
      <text:p text:style-name="P13"/>
      <text:p text:style-name="P29">Baixem al taller per desmuntar taules i tallar taulers.</text:p>
      <text:p text:style-name="P2"/>
      <text:p text:style-name="P2"/>
      <text:p text:style-name="P2">Divendres<text:tab/> 29/09/23</text:p>
      <text:p text:style-name="P18"/>
      <text:p text:style-name="P26">Comencem amb <text:a xlink:type="simple" xlink:href="https://paulinoposada.github.io/web_e/documents/apunts/unitat_2/e_apunts_ud_2_1_gs.pdf">unitat 2</text:a> “Seguretat en les instal·lacions elèctriques”</text:p>
      <text:p text:style-name="P26"><text:s/>Comentem apartats</text:p>
      <text:p text:style-name="P26">1.1 Efectes fisològics de l'electricitat</text:p>
      <text:p text:style-name="P26">1.2 Toma de terra</text:p>
      <text:p text:style-name="P26">1.3 Llei d'Ohm aplicada a els descàrregues</text:p>
      <text:p text:style-name="P26"/>
      <text:p text:style-name="P26"/>
      <text:p text:style-name="P26"/>
      <text:p text:style-name="P3"/>
      <text:p text:style-name="P48">Dimarts<text:tab/><text:span text:style-name="T7">03</text:span>/<text:span text:style-name="T7">10</text:span>/23</text:p>
      <text:p text:style-name="P20"/>
      <text:p text:style-name="P20">Baixem al taller a desmuntar <text:span text:style-name="T7">material</text:span> taules.</text:p>
      <text:p text:style-name="P20"/>
      <text:p text:style-name="P30">Mesurem fill de coure de 14 m de llargària, R = 6 ohms. Amb la resistivitat del coure calculem secció com a 0,04 mm2 → en un conductor de 1,5 nmm2 hi ha 38 fils de 0,04 mm2.</text:p>
      <text:p text:style-name="P30"/>
      <text:p text:style-name="P31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30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27">Comentem apartats</text:p>
      <text:p text:style-name="P27">1.<text:span text:style-name="T9">4</text:span> <text:span text:style-name="T9">Procediments de seguretat</text:span></text:p>
      <text:p text:style-name="P32">1.5 Resposta a una emergència</text:p>
      <text:p text:style-name="P32">1.6 Causes freqüents d'accidents</text:p>
      <text:p text:style-name="P32">1.7 Disseny de dispositius segurs</text:p>
      <text:p text:style-name="P32">1.8 Utilització del polímetre</text:p>
      <text:p text:style-name="P32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14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36">Comentem apartats</text:p>
      <text:p text:style-name="P36">1.1 Què són les connexións sèrie i paral·lel</text:p>
      <text:p text:style-name="P36">1.2 Connexió sèrie senzilla</text:p>
      <text:p text:style-name="P36">1.3 Connexió paral·lel senzilla</text:p>
      <text:p text:style-name="P14"/>
      <text:p text:style-name="P36">Baixem al taller on muntem font d'alimentació d'ordinador amb derivacions a les taules de pràctiques.</text:p>
      <text:p text:style-name="P36"/>
      <text:p text:style-name="P28"/>
      <text:p text:style-name="P6">D<text:span text:style-name="T11">ivendres</text:span><text:tab/><text:span text:style-name="T7">06</text:span>/<text:span text:style-name="T7">10</text:span>/23</text:p>
      <text:p text:style-name="P6"/>
      <text:p text:style-name="P37">Comencem amb la pràctica 1.</text:p>
      <text:p text:style-name="P32"/>
      <text:p text:style-name="P32"/>
      <text:p text:style-name="P7">D<text:span text:style-name="T11">illuns</text:span><text:tab/><text:span text:style-name="T7">09</text:span>/<text:span text:style-name="T7">10</text:span>/23</text:p>
      <text:p text:style-name="P7"/>
      <text:p text:style-name="P38">Co<text:span text:style-name="T12">ntinuem</text:span> amb la pràctica 1.</text:p>
      <text:p text:style-name="P33"/>
      <text:p text:style-name="P33"/>
      <text:p text:style-name="P8">D<text:span text:style-name="T11">imarts</text:span><text:tab/><text:span text:style-name="T13">10</text:span>/<text:span text:style-name="T7">10</text:span>/23</text:p>
      <text:p text:style-name="P8"/>
      <text:p text:style-name="P39">Co<text:span text:style-name="T12">ntinuem</text:span> amb la pràctica 1.</text:p>
      <text:p text:style-name="P34"/>
      <text:p text:style-name="P49">D<text:span text:style-name="T11">imecres</text:span><text:tab/><text:span text:style-name="T13">11</text:span>/<text:span text:style-name="T7">10</text:span>/23</text:p>
      <text:p text:style-name="P10"/>
      <text:p text:style-name="P40">Co<text:span text:style-name="T12">ntinuem</text:span> amb la pràctica 1.</text:p>
      <text:p text:style-name="P35"/>
      <text:p text:style-name="P35"/>
      <text:p text:style-name="P9">D<text:span text:style-name="T14">imarts</text:span><text:tab/><text:span text:style-name="T15">17</text:span>/<text:span text:style-name="T16">10</text:span>/23</text:p>
      <text:p text:style-name="P9"/>
      <text:p text:style-name="P41">Vaga estudiants.</text:p>
      <text:p text:style-name="P42"/>
      <text:p text:style-name="P10"/>
      <text:p text:style-name="P10">D<text:span text:style-name="T11">imecres</text:span><text:tab/><text:span text:style-name="T13">18</text:span>/<text:span text:style-name="T7">10</text:span>/23</text:p>
      <text:p text:style-name="P15"><text:a xlink:type="simple" xlink:href="https://paulinoposada.github.io/web_e/documents/apunts/unitat_3/e_apunts_ud_3_1_gs.pdf"><text:span text:style-name="T2">unitat 3</text:span></text:a></text:p>
      <text:p text:style-name="P43">Repàs apartats: 1.3 Sèrie i 1.4 Paral·lel</text:p>
      <text:p text:style-name="P43">Comentat apartats:</text:p>
      <text:p text:style-name="P43">1.4 Conductivitat</text:p>
      <text:p text:style-name="P43">1.5 Potència</text:p>
      <text:p text:style-name="P43">1.6 Divisor de tensió</text:p>
      <text:p text:style-name="P35"/>
      <text:p text:style-name="P35"/>
      <text:p text:style-name="P11">D<text:span text:style-name="T11">ijous</text:span><text:tab/><text:span text:style-name="T13">19</text:span>/<text:span text:style-name="T7">10</text:span>/23</text:p>
      <text:p text:style-name="P15"><text:a xlink:type="simple" xlink:href="https://paulinoposada.github.io/web_e/documents/apunts/unitat_3/e_apunts_ud_3_1_gs.pdf"><text:span text:style-name="T2">unitat 3</text:span></text:a></text:p>
      <text:p text:style-name="P45">Comentem apartat 1.10 Ejercicios</text:p>
      <text:p text:style-name="P45">Comentem exercicis 1 a 11.</text:p>
      <text:p text:style-name="P44"/>
      <text:p text:style-name="P12">D<text:span text:style-name="T11">ivendres</text:span><text:tab/><text:span text:style-name="T17">20</text:span>/<text:span text:style-name="T7">10</text:span>/23</text:p>
      <text:p text:style-name="P16"><text:a xlink:type="simple" xlink:href="https://paulinoposada.github.io/web_e/documents/apunts/unitat_3/e_apunts_ud_3_1_gs.pdf"><text:span text:style-name="T2">unitat 3</text:span></text:a></text:p>
      <text:p text:style-name="P46">Comentem<text:span text:style-name="T17"> apartat 1.10 - exercicis 12 i 13</text:span></text:p>
      <text:p text:style-name="P46"/>
      <text:p text:style-name="P52">D<text:span text:style-name="T11">imarts</text:span><text:tab/><text:span text:style-name="T17">24</text:span>/<text:span text:style-name="T7">10</text:span>/23</text:p>
      <text:p text:style-name="P53"><text:a xlink:type="simple" xlink:href="https://paulinoposada.github.io/web_e/documents/apunts/unitat_3/e_apunts_ud_3_1_gs.pdf"><text:span text:style-name="T2">unitat 3</text:span></text:a></text:p>
      <text:p text:style-name="P51">Comentem<text:span text:style-name="T17"> apartat 1.10 - exercicis 14 i 15.</text:span>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24T17:20:58.702091849</dc:date>
    <meta:editing-duration>PT33M22S</meta:editing-duration>
    <meta:editing-cycles>21</meta:editing-cycles>
    <meta:document-statistic meta:table-count="0" meta:image-count="0" meta:object-count="0" meta:page-count="3" meta:paragraph-count="77" meta:word-count="354" meta:character-count="2287" meta:non-whitespace-character-count="2004"/>
  </office:meta>
</office:document-meta>
</file>